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063in"/>
    </style:style>
    <style:style style:name="co3" style:family="table-column">
      <style:table-column-properties fo:break-before="auto" style:column-width="1.21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117"/>
    <style:style style:name="ce2" style:family="table-cell" style:parent-style-name="Default" style:data-style-name="N117">
      <style:table-cell-properties fo:background-color="#ffff99"/>
    </style:style>
    <style:style style:name="ce3" style:family="table-cell" style:parent-style-name="Default" style:data-style-name="N40"/>
    <style:style style:name="ce4" style:family="table-cell" style:parent-style-name="Default" style:data-style-name="N40">
      <style:table-cell-properties fo:background-color="#ffff99"/>
    </style:style>
    <style:style style:name="ce5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>
            <text:p>Date</text:p>
          </table:table-cell>
          <table:table-cell table:style-name="Default" office:value-type="string">
            <text:p>Time</text:p>
          </table:table-cell>
          <table:table-cell office:value-type="string">
            <text:p>BM Volume</text:p>
          </table:table-cell>
          <table:table-cell office:value-type="string">
            <text:p>Formula Volume</text:p>
          </table:table-cell>
        </table:table-row>
        <table:table-row table:style-name="ro1">
          <table:table-cell office:value-type="date" office:date-value="2021-12-11">
            <text:p>11/12/21</text:p>
          </table:table-cell>
          <table:table-cell office:value-type="time" office:time-value="PT12H00M00S">
            <text:p>12:0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1">
            <text:p>11/12/21</text:p>
          </table:table-cell>
          <table:table-cell office:value-type="time" office:time-value="PT16H00M00S">
            <text:p>16:0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1">
            <text:p>11/12/21</text:p>
          </table:table-cell>
          <table:table-cell office:value-type="time" office:time-value="PT19H30M00S">
            <text:p>19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1">
            <text:p>11/12/21</text:p>
          </table:table-cell>
          <table:table-cell office:value-type="time" office:time-value="PT23H00M00S">
            <text:p>23:0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11H30M00S">
            <text:p>11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14H30M00S">
            <text:p>14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20H30M00S">
            <text:p>20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07H30M00S">
            <text:p>07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11H00M00S">
            <text:p>11: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14H45M00S">
            <text:p>14:4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20H30M00S">
            <text:p>20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11H00M00S">
            <text:p>11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16H30M00S">
            <text:p>16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20H00M00S">
            <text:p>20:0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23H00M00S">
            <text:p>23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02H00M00S">
            <text:p>02: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11H30M00S">
            <text:p>11:3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14H30M00S">
            <text:p>14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17H30M00S">
            <text:p>17: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23H45M00S">
            <text:p>23:45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05H30M00S">
            <text:p>05:3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11H30M00S">
            <text:p>11:3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14H30M00S">
            <text:p>14:3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17H30M00S">
            <text:p>17:3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00H00M00S">
            <text:p>00: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03H00M00S">
            <text:p>03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06H00M00S">
            <text:p>06:0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09H00M00S">
            <text:p>09: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12H00M00S">
            <text:p>12:0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15H30M00S">
            <text:p>15:3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18H30M00S">
            <text:p>18:3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00H30M00S">
            <text:p>00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03H30M00S">
            <text:p>03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07H15M00S">
            <text:p>07:1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10H15M00S">
            <text:p>10:1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13H30M00S">
            <text:p>13:3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16H30M00S">
            <text:p>16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19H30M00S">
            <text:p>19:30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22H30M00S">
            <text:p>22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02H45M00S">
            <text:p>02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07H15M00S">
            <text:p>07:1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10H30M00S">
            <text:p>10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16H30M00S">
            <text:p>16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18H50M00S">
            <text:p>18:5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22H00M00S">
            <text:p>22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01H30M00S">
            <text:p>01:30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07H30M00S">
            <text:p>07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10H30M00S">
            <text:p>10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16H30M00S">
            <text:p>16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19H15M00S">
            <text:p>19: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21H00M00S">
            <text:p>21:00</text:p>
          </table:table-cell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00H30M00S">
            <text:p>00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03H45M00S">
            <text:p>03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07H30M00S">
            <text:p>07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10H30M00S">
            <text:p>10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16H15M00S">
            <text:p>16: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19H15M00S">
            <text:p>19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22H30M00S">
            <text:p>22: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01H45M00S">
            <text:p>01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05H20M00S">
            <text:p>05:2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11H30M00S">
            <text:p>11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17H30M00S">
            <text:p>17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19H45M00S">
            <text:p>19:4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00H45M00S">
            <text:p>00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03H45M00S">
            <text:p>03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06H15M00S">
            <text:p>06: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09H30M00S">
            <text:p>09:3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14H00M00S">
            <text:p>14: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17H00M00S">
            <text:p>17: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19H00M00S">
            <text:p>19:0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22H30M00S">
            <text:p>22:3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style-name="ce2" office:value-type="date" office:date-value="2021-12-24">
            <text:p>24/12/21</text:p>
          </table:table-cell>
          <table:table-cell table:style-name="ce4" office:value-type="time" office:time-value="PT03H45M00S">
            <text:p>03:4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0">
            <text:p>6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06H45M00S">
            <text:p>06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09H30M00S">
            <text:p>09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2H45M00S">
            <text:p>12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6H00M00S">
            <text:p>16: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6H45M00S">
            <text:p>16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7H45M00S">
            <text:p>17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9H00M00S">
            <text:p>19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22H00M00S">
            <text:p>22: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09H00M00S">
            <text:p>09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12H30M00S">
            <text:p>12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15H45M00S">
            <text:p>15:4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17H45M00S">
            <text:p>17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20H30M00S">
            <text:p>20: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22H00M00S">
            <text:p>22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02H00M00S">
            <text:p>02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05H45M00S">
            <text:p>05:4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09H00M00S">
            <text:p>09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11H00M00S">
            <text:p>11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12H30M00S">
            <text:p>12: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15H45M00S">
            <text:p>15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17H15M00S">
            <text:p>17:1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20H00M00S">
            <text:p>20:0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22H30M00S">
            <text:p>22:3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01H30M00S">
            <text:p>01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05H00M00S">
            <text:p>05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08H00M00S">
            <text:p>08: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10H15M00S">
            <text:p>10:1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12H45M00S">
            <text:p>12:4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15H30M00S">
            <text:p>15:3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19H00M00S">
            <text:p>19:00</text:p>
          </table:table-cell>
          <table:table-cell table:number-columns-repeated="2" office:value-type="float" office:value="40">
            <text:p>4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23H00M00S">
            <text:p>23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02H00M00S">
            <text:p>02: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05H15M00S">
            <text:p>05:15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08H00M00S">
            <text:p>08:0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10H00M00S">
            <text:p>10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12H00M00S">
            <text:p>12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15H30M00S">
            <text:p>15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19H00M00S">
            <text:p>19:00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22H30M00S">
            <text:p>22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02H00M00S">
            <text:p>02: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05H30M00S">
            <text:p>05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08H45M00S">
            <text:p>08:4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11H30M00S">
            <text:p>11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17H00M00S">
            <text:p>17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19H30M00S">
            <text:p>19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07H00M00S">
            <text:p>07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0H00M00S">
            <text:p>10: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3H00M00S">
            <text:p>13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5H30M00S">
            <text:p>15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7H50M00S">
            <text:p>17:5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9H10M00S">
            <text:p>19:1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20H45M00S">
            <text:p>20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01H00M00S">
            <text:p>01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1H00M00S">
            <text:p>11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3H00M00S">
            <text:p>13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7H00M00S">
            <text:p>17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8H00M00S">
            <text:p>18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9H00M00S">
            <text:p>19: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20H30M00S">
            <text:p>20: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03H00M00S">
            <text:p>03:0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07H00M00S">
            <text:p>07:0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10H15M00S">
            <text:p>10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12H15M00S">
            <text:p>12:1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15H00M00S">
            <text:p>15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17H30M00S">
            <text:p>17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20H30M00S">
            <text:p>20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03H00M00S">
            <text:p>03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06H30M00S">
            <text:p>06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09H30M00S">
            <text:p>09:3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11H30M00S">
            <text:p>11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14H00M00S">
            <text:p>14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17H00M00S">
            <text:p>17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19H00M00S">
            <text:p>19:0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01H30M00S">
            <text:p>01:3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05H00M00S">
            <text:p>05: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07H30M00S">
            <text:p>07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10H30M00S">
            <text:p>10:3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16H00M00S">
            <text:p>16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20H00M00S">
            <text:p>20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08H00M00S">
            <text:p>08: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10H30M00S">
            <text:p>10: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13H30M00S">
            <text:p>13: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17H00M00S">
            <text:p>17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19H30M00S">
            <text:p>19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22H00M00S">
            <text:p>22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07H00M00S">
            <text:p>07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09H30M00S">
            <text:p>09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16H30M00S">
            <text:p>16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18H30M00S">
            <text:p>18: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22H30M00S">
            <text:p>22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02H00M00S">
            <text:p>02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50H30M00S">
            <text:p>02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07H30M00S">
            <text:p>07: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09H30M00S">
            <text:p>09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13H00M00S">
            <text:p>13:0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15H30M00S">
            <text:p>15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18H30M00S">
            <text:p>18: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08H15M00S">
            <text:p>08:1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11H00M00S">
            <text:p>11: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14H00M00S">
            <text:p>14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18H30M00S">
            <text:p>18: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19H30M00S">
            <text:p>19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03H30M00S">
            <text:p>03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07H00M00S">
            <text:p>07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09H15M00S">
            <text:p>09:1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11H15M00S">
            <text:p>11:1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15H00M00S">
            <text:p>15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17H00M00S">
            <text:p>17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19H30M00S">
            <text:p>19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06H00M00S">
            <text:p>06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08H30M00S">
            <text:p>08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12H00M00S">
            <text:p>12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14H00M00S">
            <text:p>14: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17H00M00S">
            <text:p>17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19H00M00S">
            <text:p>19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00H00M00S">
            <text:p>00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03H30M00S">
            <text:p>0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08H00M00S">
            <text:p>08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10H00M00S">
            <text:p>10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13H00M00S">
            <text:p>13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15H45M00S">
            <text:p>15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18H00M00S">
            <text:p>18:0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21H30M00S">
            <text:p>21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04H30M00S">
            <text:p>04: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07H30M00S">
            <text:p>07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10H30M00S">
            <text:p>10: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13H00M00S">
            <text:p>13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16H15M00S">
            <text:p>16: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18H20M00S">
            <text:p>18: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08H45M00S">
            <text:p>08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11H00M00S">
            <text:p>11: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13H20M00S">
            <text:p>13: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16H15M00S">
            <text:p>16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18H15M00S">
            <text:p>18: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21H45M00S">
            <text:p>21:4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01H15M00S">
            <text:p>01: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08H15M00S">
            <text:p>08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10H20M00S">
            <text:p>10: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12H00M00S">
            <text:p>12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15H30M00S">
            <text:p>15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18H15M00S">
            <text:p>18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21H30M00S">
            <text:p>21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01H15M00S">
            <text:p>01:1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05H30M00S">
            <text:p>05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08H15M00S">
            <text:p>08:1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10H00M00S">
            <text:p>10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12H15M00S">
            <text:p>12:1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14H30M00S">
            <text:p>14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17H45M00S">
            <text:p>17:4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19H45M00S">
            <text:p>19:4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01H30M00S">
            <text:p>01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09H00M00S">
            <text:p>09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11H30M00S">
            <text:p>11:3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14H15M00S">
            <text:p>14:1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19H00M00S">
            <text:p>19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01H30M00S">
            <text:p>01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07H00M00S">
            <text:p>07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09H45M00S">
            <text:p>09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12H30M00S">
            <text:p>12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14H30M00S">
            <text:p>14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17H15M00S">
            <text:p>17: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20H00M00S">
            <text:p>20:0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00H00M00S">
            <text:p>00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07H20M00S">
            <text:p>07: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10H15M00S">
            <text:p>10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12H45M00S">
            <text:p>12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15H30M00S">
            <text:p>15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18H00M00S">
            <text:p>18: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19H30M00S">
            <text:p>19: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20H45M00S">
            <text:p>20:4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05H00M00S">
            <text:p>05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08H30M00S">
            <text:p>08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11H30M00S">
            <text:p>11:3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14H00M00S">
            <text:p>14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17H15M00S">
            <text:p>17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20H00M00S">
            <text:p>20: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23H45M00S">
            <text:p>23:4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03H45M00S">
            <text:p>03:4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08H00M00S">
            <text:p>08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10H30M00S">
            <text:p>10: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13H00M00S">
            <text:p>13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15H20M00S">
            <text:p>15:2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17H00M00S">
            <text:p>17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19H30M00S">
            <text:p>19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00H00M00S">
            <text:p>00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12H00M00S">
            <text:p>12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14H15M00S">
            <text:p>14:15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18H30M00S">
            <text:p>18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21H30M00S">
            <text:p>21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05H00M00S">
            <text:p>05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08H10M00S">
            <text:p>08:1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10H45M00S">
            <text:p>10:45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13H30M00S">
            <text:p>13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15H00M00S">
            <text:p>15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16H30M00S">
            <text:p>16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19H00M00S">
            <text:p>19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22H00M00S">
            <text:p>22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01H30M00S">
            <text:p>01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05H00M00S">
            <text:p>05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08H20M00S">
            <text:p>08: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10H30M00S">
            <text:p>10: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11H30M00S">
            <text:p>11: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14H00M00S">
            <text:p>14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17H00M00S">
            <text:p>17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20H30M00S">
            <text:p>20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05H00M00S">
            <text:p>05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08H50M00S">
            <text:p>08:5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12H00M00S">
            <text:p>12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14H50M00S">
            <text:p>14:5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18H00M00S">
            <text:p>18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19H30M00S">
            <text:p>19: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23H00M00S">
            <text:p>23:0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24">
            <text:p>24/01/22</text:p>
          </table:table-cell>
          <table:table-cell office:value-type="time" office:time-value="PT00H00M00S">
            <text:p>00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4">
            <text:p>24/01/22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4">
            <text:p>24/01/22</text:p>
          </table:table-cell>
          <table:table-cell office:value-type="time" office:time-value="PT08H15M00S">
            <text:p>08: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4">
            <text:p>24/01/22</text:p>
          </table:table-cell>
          <table:table-cell office:value-type="time" office:time-value="PT11H00M00S">
            <text:p>11: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4">
            <text:p>24/01/22</text:p>
          </table:table-cell>
          <table:table-cell office:value-type="time" office:time-value="PT13H45M00S">
            <text:p>13:45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4">
            <text:p>24/01/22</text:p>
          </table:table-cell>
          <table:table-cell office:value-type="time" office:time-value="PT17H00M00S">
            <text:p>17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4">
            <text:p>24/01/22</text:p>
          </table:table-cell>
          <table:table-cell office:value-type="time" office:time-value="PT20H00M00S">
            <text:p>20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4">
            <text:p>24/01/22</text:p>
          </table:table-cell>
          <table:table-cell office:value-type="time" office:time-value="PT23H45M00S">
            <text:p>23:4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25">
            <text:p>25/01/22</text:p>
          </table:table-cell>
          <table:table-cell office:value-type="time" office:time-value="PT03H45M00S">
            <text:p>03:4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25">
            <text:p>25/01/22</text:p>
          </table:table-cell>
          <table:table-cell office:value-type="time" office:time-value="PT07H45M00S">
            <text:p>07:4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5">
            <text:p>25/01/22</text:p>
          </table:table-cell>
          <table:table-cell office:value-type="time" office:time-value="PT09H50M00S">
            <text:p>09:5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5">
            <text:p>25/01/22</text:p>
          </table:table-cell>
          <table:table-cell office:value-type="time" office:time-value="PT12H00M00S">
            <text:p>12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5">
            <text:p>25/01/22</text:p>
          </table:table-cell>
          <table:table-cell office:value-type="time" office:time-value="PT14H30M00S">
            <text:p>14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5">
            <text:p>25/01/22</text:p>
          </table:table-cell>
          <table:table-cell office:value-type="time" office:time-value="PT17H00M00S">
            <text:p>17:0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5">
            <text:p>25/01/22</text:p>
          </table:table-cell>
          <table:table-cell office:value-type="time" office:time-value="PT20H00M00S">
            <text:p>20: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00H20M00S">
            <text:p>00: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07H30M00S">
            <text:p>07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10H00M00S">
            <text:p>10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13H00M00S">
            <text:p>13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16H15M00S">
            <text:p>16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17H15M00S">
            <text:p>17:1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19H15M00S">
            <text:p>19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23H45M00S">
            <text:p>23:4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2-01-27">
            <text:p>27/01/22</text:p>
          </table:table-cell>
          <table:table-cell office:value-type="time" office:time-value="PT04H15M00S">
            <text:p>04:1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27">
            <text:p>27/01/22</text:p>
          </table:table-cell>
          <table:table-cell office:value-type="time" office:time-value="PT08H00M00S">
            <text:p>08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7">
            <text:p>27/01/22</text:p>
          </table:table-cell>
          <table:table-cell office:value-type="time" office:time-value="PT10H00M00S">
            <text:p>10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7">
            <text:p>27/01/22</text:p>
          </table:table-cell>
          <table:table-cell office:value-type="time" office:time-value="PT12H00M00S">
            <text:p>12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7">
            <text:p>27/01/22</text:p>
          </table:table-cell>
          <table:table-cell office:value-type="time" office:time-value="PT14H45M00S">
            <text:p>14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7">
            <text:p>27/01/22</text:p>
          </table:table-cell>
          <table:table-cell office:value-type="time" office:time-value="PT17H30M00S">
            <text:p>17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7">
            <text:p>27/01/22</text:p>
          </table:table-cell>
          <table:table-cell office:value-type="time" office:time-value="PT21H00M00S">
            <text:p>21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7">
            <text:p>27/01/22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 table:number-rows-repeated="49">
          <table:table-cell table:number-columns-repeated="4"/>
        </table:table-row>
        <table:table-row table:style-name="ro1" table:number-rows-repeated="7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/</number:text>
      <number:month number:style="long"/>
      <number:text>/</number:text>
      <number:year/>
    </number:date-style>
    <number:currency-style style:name="N11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1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1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2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25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0">02/10/2022</text:date>, <text:time>17:5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Carlberg</meta:initial-creator>
    <meta:creation-date>2022-01-04T16:05:25.79</meta:creation-date>
    <dc:date>2022-02-10T17:52:37.24</dc:date>
    <dc:creator>Patrick Carlberg</dc:creator>
    <meta:editing-duration>P12DT3H31M47S</meta:editing-duration>
    <meta:editing-cycles>15</meta:editing-cycles>
    <meta:generator>OpenOffice/4.1.10$Win32 OpenOffice.org_project/4110m2$Build-9807</meta:generator>
    <meta:document-statistic meta:table-count="3" meta:cell-count="1516" meta:object-count="0"/>
  </office:meta>
</office:document-meta>
</file>